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text-properties fo:language="en" fo:country="US"/>
    </style:style>
    <style:style style:name="P3" style:parent-style-name="Normalny" style:family="paragraph">
      <style:text-properties style:font-name="Arial" style:font-name-complex="Arial" fo:color="#3C4043" fo:font-size="10.5pt" style:font-size-asian="10.5pt" style:font-size-complex="10.5pt" fo:background-color="#FFFFFF" fo:language="en" fo:country="US"/>
    </style:style>
    <style:style style:name="T4" style:parent-style-name="Domyślnaczcionkaakapitu" style:family="text">
      <style:text-properties style:font-name="Arial" style:font-name-complex="Arial" fo:color="#3C4043" fo:font-size="10.5pt" style:font-size-asian="10.5pt" style:font-size-complex="10.5pt" fo:background-color="#FFFFFF" fo:language="en" fo:country="US"/>
    </style:style>
    <style:style style:name="P5" style:parent-style-name="Normalny" style:family="paragraph">
      <style:text-properties style:font-name="Arial" fo:color="#3C4043" fo:font-size="10.5pt" style:font-size-asian="10.5pt" style:font-size-complex="10.5pt" fo:background-color="#FFFFFF" fo:language="en" fo:country="US"/>
    </style:style>
    <style:style style:name="P6" style:parent-style-name="Normalny" style:family="paragraph">
      <style:text-properties style:font-name="Arial" fo:color="#3C4043" fo:font-size="10.5pt" style:font-size-asian="10.5pt" style:font-size-complex="10.5pt" fo:background-color="#FFFFFF"/>
    </style:style>
    <style:style style:name="P7" style:parent-style-name="Normalny" style:family="paragraph">
      <style:text-properties style:font-name="Arial" fo:color="#3C4043" fo:font-size="10.5pt" style:font-size-asian="10.5pt" style:font-size-complex="10.5pt" fo:background-color="#FFFFFF"/>
    </style:style>
    <style:style style:name="P8" style:parent-style-name="Normalny" style:family="paragraph">
      <style:text-properties style:font-name="Arial" fo:color="#3C4043" fo:font-size="10.5pt" style:font-size-asian="10.5pt" style:font-size-complex="10.5pt" fo:background-color="#FFFFFF"/>
    </style:style>
    <style:style style:name="P9" style:parent-style-name="Normalny" style:family="paragraph">
      <style:text-properties style:font-name="Arial" fo:color="#3C4043" fo:font-size="10.5pt" style:font-size-asian="10.5pt" style:font-size-complex="10.5pt" fo:background-color="#FFFFFF"/>
    </style:style>
    <style:style style:name="P10" style:parent-style-name="Normalny" style:family="paragraph">
      <style:text-properties style:font-name="Arial" fo:color="#3C4043" fo:font-size="10.5pt" style:font-size-asian="10.5pt" style:font-size-complex="10.5pt" fo:background-color="#FFFFFF"/>
    </style:style>
    <style:style style:name="T11" style:parent-style-name="Domyślnaczcionkaakapitu" style:family="text">
      <style:text-properties style:font-name="Arial" fo:color="#3C4043" fo:font-size="10.5pt" style:font-size-asian="10.5pt" style:font-size-complex="10.5pt" fo:background-color="#FFFFFF"/>
    </style:style>
  </office:automatic-styles>
  <office:body>
    <office:text text:use-soft-page-breaks="true">
      <text:p text:style-name="P1">Mieszkanie Francja 7km od Paryża</text:p>
      <text:p text:style-name="Normalny">Dane z <text:s/>1 domu:</text:p>
      <text:p text:style-name="Normalny">Grupowanie godzinowe</text:p>
      <text:p text:style-name="Normalny">Grupowanie dobowe</text:p>
      <text:p text:style-name="Normalny">Tydzień<text:s/></text:p>
      <text:p text:style-name="Normalny">Miesiąc</text:p>
      <text:p text:style-name="Normalny">Kwartał</text:p>
      <text:p text:style-name="Normalny">Rok</text:p>
      <text:p text:style-name="Normalny"/>
      <text:p text:style-name="Normalny">CEL ML prognozowanie zapotrzebowania na energię elektryczną w mieszkaniu<text:s/></text:p>
      <text:p text:style-name="Normalny">CEL aplikacji Prognozowanie opłat lub optymalizacja kosztów zużycia energii<text:s/>(zmiena w watt/h ostatecznie trzeba przelić)</text:p>
      <text:p text:style-name="Normalny"/>
      <text:p text:style-name="Normalny">Prognozowanie opłat – na bazie informacji historycznej prognoza opłat na przyszły miesiąc kwartał rok, biznesowe prognozowane zużycie wykorzystać przy awariach licznik<text:s/>obserwacje do wykorzystana np. 24h</text:p>
      <text:p text:style-name="Normalny">Optymalizacja kosztów – posiadanie fotowoltaiki lub kolektory słoneczne na potrzeby ogrzewania wody lub pracy klimatyzacji optymalizacja uruchamiania urządzeń</text:p>
      <text:p text:style-name="Normalny">energię elektryczną w mieszkaniu cel wykorzystania energii elektrycznej<text:s/></text:p>
      <text:p text:style-name="P2">3 ogrzewanie/ klimatyzacja,</text:p>
      <text:p text:style-name="P3">1 o the kitchen, containing mainly a dishwasher, an oven and a microwave</text:p>
      <text:p text:style-name="Normalny"><text:span text:style-name="T4">2 . It corresponds to the laundry room, containing a washing-machine, a tumble-drier, a refrigerator and a light.<text:s/></text:span></text:p>
      <text:p text:style-name="Normalny">global natężenie</text:p>
      <text:p text:style-name="Normalny">zapotrzebowania na energię elektryczną ile będzie potrzebne nam kilowato godziny fotowolatiki lub innych urządzeń grzewczych</text:p>
      <text:p text:style-name="Normalny"/>
      <text:p text:style-name="Normalny"/>
      <text:p text:style-name="P5">1.(global_active_power*1000/60 - sub_metering_1 - sub_metering_2 - sub_metering_3) represents the active energy consumed every minute (in watt hour) in the household by electrical equipment not measured in sub-meterings 1, 2 and 3.</text:p>
      <text:p text:style-name="P6">Gpa – sub1-sub2-sub3 = reszta urzadzen</text:p>
      <text:p text:style-name="P7"/>
      <text:p text:style-name="P8">Modelowanie dodatkowa cecha pora roku<text:s/>lub miesiąc<text:s/></text:p>
      <text:p text:style-name="P9">Miesiąc / pora roku 3 miesiące</text:p>
      <text:p text:style-name="P10"/>
      <text:p text:style-name="Normalny"><text:span text:style-name="T11">Potencjalnie do usunięcia Voltage i reactive_pow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a</meta:initial-creator>
    <dc:creator>Data</dc:creator>
    <meta:creation-date>2023-04-20T18:46:00Z</meta:creation-date>
    <dc:date>2023-04-23T11:25:00Z</dc:date>
    <meta:template xlink:href="Normal" xlink:type="simple"/>
    <meta:editing-cycles>3</meta:editing-cycles>
    <meta:editing-duration>PT10440S</meta:editing-duration>
    <meta:document-statistic meta:page-count="2" meta:paragraph-count="3" meta:word-count="216" meta:character-count="1512" meta:row-count="10" meta:non-whitespace-character-count="1299"/>
  </office:meta>
</office:document-meta>
</file>